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tab/><text:tab/>Plan 2 :</text:p>
      <text:p text:style-name="Standard"/>
      <text:p text:style-name="Standard"/>
      <text:p text:style-name="Standard"/>
      <text:p text:style-name="Standard"><text:tab/><text:tab/><text:tab/><text:tab/>I: Les mythes antiques</text:p>
      <text:p text:style-name="Standard"/>
      <text:p text:style-name="Standard"/>
      <text:p text:style-name="Standard"><text:tab/><text:tab/><text:tab/>1 : les mythes antique dans le monde</text:p>
      <text:p text:style-name="Standard"><text:tab/><text:tab/><text:tab/>2 : leurs impact sur leur société</text:p>
      <text:p text:style-name="Standard"/>
      <text:p text:style-name="Standard"><text:tab/><text:tab/><text:tab/><text:tab/>II : les mythes moderne</text:p>
      <text:p text:style-name="Standard"/>
      <text:p text:style-name="Standard"/>
      <text:p text:style-name="Standard"><text:tab/><text:tab/><text:tab/>1: les mythes modernes dans le monde</text:p>
      <text:p text:style-name="Standard"><text:tab/><text:tab/><text:tab/>2 : leurs impacts sur la société actuelle</text:p>
      <text:p text:style-name="Standard"/>
      <text:p text:style-name="Standard"><text:tab/><text:tab/><text:tab/><text:tab/>III : Analys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ugo marec</meta:initial-creator>
    <dc:creator>Windows User Henry Letellier</dc:creator>
    <meta:creation-date>2018-03-03T11:24:00Z</meta:creation-date>
    <dc:date>2018-03-12T07:13:00Z</dc:date>
    <meta:template xlink:href="Normal.dotm" xlink:type="simple"/>
    <meta:editing-cycles>1</meta:editing-cycles>
    <meta:editing-duration>PT60S</meta:editing-duration>
    <meta:document-statistic meta:page-count="1" meta:paragraph-count="1" meta:word-count="39" meta:character-count="254" meta:row-count="1" meta:non-whitespace-character-count="216"/>
  </office:meta>
</office:document-meta>
</file>